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atomy of the Osu Caste in Igboland</text:p>
      <text:p text:style-name="P3"/>
      <text:p text:style-name="P1">In the face of Osu caste system, can the Igboman be a true Christian?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lu  Ogba</meta:initial-creator>
    <meta:creation-date>2011-11-13T15:19:24.28</meta:creation-date>
    <dc:date>2011-12-18T15:23:35.06</dc:date>
    <dc:creator>Kalu  Ogba</dc:creator>
    <meta:editing-duration>PT01H11M40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2" meta:word-count="21" meta:character-count="105"/>
  </office:meta>
</office:document-meta>
</file>